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cda" officeooo:paragraph-rsid="000d0cda"/>
    </style:style>
    <style:style style:name="P2" style:family="paragraph" style:parent-style-name="Standard">
      <style:text-properties officeooo:rsid="000d8923" officeooo:paragraph-rsid="000d8923"/>
    </style:style>
    <style:style style:name="P3" style:family="paragraph" style:parent-style-name="Standard">
      <style:text-properties officeooo:rsid="000dfc6b" officeooo:paragraph-rsid="000dfc6b"/>
    </style:style>
    <style:style style:name="P4" style:family="paragraph" style:parent-style-name="Standard">
      <style:text-properties officeooo:rsid="000dfc6b" officeooo:paragraph-rsid="000ef3b3"/>
    </style:style>
    <style:style style:name="P5" style:family="paragraph" style:parent-style-name="Standard">
      <style:text-properties officeooo:rsid="000ef3b3" officeooo:paragraph-rsid="000ef3b3"/>
    </style:style>
    <style:style style:name="P6" style:family="paragraph" style:parent-style-name="Standard">
      <style:text-properties officeooo:rsid="000ef3b3" officeooo:paragraph-rsid="000f8873"/>
    </style:style>
    <style:style style:name="P7" style:family="paragraph" style:parent-style-name="Standard">
      <style:text-properties officeooo:paragraph-rsid="000ef3b3"/>
    </style:style>
    <style:style style:name="T1" style:family="text">
      <style:text-properties officeooo:rsid="000d8923"/>
    </style:style>
    <style:style style:name="T2" style:family="text">
      <style:text-properties officeooo:rsid="000dfc6b"/>
    </style:style>
    <style:style style:name="T3" style:family="text">
      <style:text-properties officeooo:rsid="000ef3b3"/>
    </style:style>
    <style:style style:name="T4" style:family="text">
      <style:text-properties officeooo:rsid="000f8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a) ls -a</text:p>
      <text:p text:style-name="P1"><text:tab/>b)ls -a</text:p>
      <text:p text:style-name="P1"><text:tab/>c)wc -w</text:p>
      <text:p text:style-name="P1"/>
      <text:p text:style-name="P1">2<text:tab/>mkdir ELE209</text:p>
      <text:p text:style-name="P1"/>
      <text:p text:style-name="P1">3<text:tab/>mkdir lab1</text:p>
      <text:p text:style-name="P1"/>
      <text:p text:style-name="P1">4<text:tab/>a) mkdir public</text:p>
      <text:p text:style-name="P1"><text:tab/>b) mkdir private</text:p>
      <text:p text:style-name="P1"/>
      <text:p text:style-name="P1">5<text:tab/><text:span text:style-name="T1">a) chmod a+rw public</text:span></text:p>
      <text:p text:style-name="P1"><text:tab/><text:span text:style-name="T1">b)chmod u+w private</text:span></text:p>
      <text:p text:style-name="P1"/>
      <text:p text:style-name="P2">6<text:tab/><text:span text:style-name="T2">cd /net/common/ele209/lab1</text:span></text:p>
      <text:p text:style-name="P2"><text:tab/><text:span text:style-name="T2">cp testfile1 ~/ELE209/lab1/public</text:span></text:p>
      <text:p text:style-name="P2"><text:tab/><text:span text:style-name="T2">cd ~/ELE209/lab1/public</text:span></text:p>
      <text:p text:style-name="P2"><text:tab/><text:span text:style-name="T2">emacs testfile1</text:span></text:p>
      <text:p text:style-name="P2"><text:tab/></text:p>
      <text:p text:style-name="P3">7<text:tab/>cd /net/common/ele209/lab1</text:p>
      <text:p text:style-name="P3"><text:tab/>cp testfile2 ~/ELE209/lab1/private</text:p>
      <text:p text:style-name="P3"><text:tab/>cd ~/ELE209/lab1/private</text:p>
      <text:p text:style-name="P3"/>
      <text:p text:style-name="P3">8<text:tab/>cd /net/common/ele209/lab1</text:p>
      <text:p text:style-name="P3"><text:tab/>cp testfile<text:span text:style-name="T3">3.txt</text:span> ~/ELE209/lab1/p<text:span text:style-name="T3">ublic</text:span></text:p>
      <text:p text:style-name="P3"><text:tab/>cd ~/ELE209/lab1/<text:span text:style-name="T3">public</text:span></text:p>
      <text:p text:style-name="P3"><text:tab/><text:span text:style-name="T3">mv testfile3.txt mytextfile3.txt</text:span></text:p>
      <text:p text:style-name="P3"><text:tab/><text:span text:style-name="T3">chmod u+w mytextfile3.txt</text:span></text:p>
      <text:p text:style-name="P3"/>
      <text:p text:style-name="P5">9<text:tab/><text:span text:style-name="T2">cd /net/common/ele209/lab1</text:span></text:p>
      <text:p text:style-name="P5"><text:tab/>ls -a</text:p>
      <text:p text:style-name="P4"><text:tab/>cp .<text:span text:style-name="T3">hiddenfile.txt</text:span> ~/ELE209/lab1/p<text:span text:style-name="T3">ublic</text:span></text:p>
      <text:p text:style-name="P4"><text:tab/>cd ~/ELE209/lab1/p<text:span text:style-name="T3">ublic</text:span></text:p>
      <text:p text:style-name="P5"><text:tab/>ls -a</text:p>
      <text:p text:style-name="P2"><text:tab/></text:p>
      <text:p text:style-name="P5">10<text:tab/><text:span text:style-name="T2">cd /net/common/ele209/lab1/</text:span>subdir</text:p>
      <text:p text:style-name="P4"><text:tab/>cp <text:span text:style-name="T3">testhidden.txt </text:span>~/ELE209/lab1/<text:span text:style-name="T3">private</text:span></text:p>
      <text:p text:style-name="P4"><text:tab/>cd ~/ELE209/lab1/<text:span text:style-name="T3">private</text:span></text:p>
      <text:p text:style-name="P4"/>
      <text:p text:style-name="P5">11<text:tab/>cd ~/ELE209/lab1/public</text:p>
      <text:p text:style-name="P5"><text:tab/>ln -s /etc/hostname myhostname</text:p>
      <text:p text:style-name="P5"><text:tab/>cat myhostname</text:p>
      <text:p text:style-name="P5"><text:tab/>KIRK212-33</text:p>
      <text:p text:style-name="P5"/>
      <text:p text:style-name="P7"><text:span text:style-name="T3">12<text:tab/>wget </text:span><text:a xlink:type="simple" xlink:href="http://www.ele.uri.edu/faculty/sendag/ele208/s14/labs/sample1.txt">http://www.ele.uri.edu/faculty/sendag/ele208/s14/labs/sample1.txt</text:a></text:p>
      <text:p text:style-name="P5"><text:tab/>ls -l </text:p>
      <text:p text:style-name="P5"><text:tab/>it is 41570 B</text:p>
      <text:p text:style-name="P5"><text:tab/>wc -l</text:p>
      <text:p text:style-name="P5"><text:tab/>it has 185 lines</text:p>
      <text:p text:style-name="P5"><text:soft-page-break/><text:tab/>wc -w </text:p>
      <text:p text:style-name="P7"><text:tab/><text:span text:style-name="T3">there are 6450 words</text:span></text:p>
      <text:p text:style-name="P7"/>
      <text:p text:style-name="P5">13<text:tab/>locate cupsd.conf</text:p>
      <text:p text:style-name="P5"><text:tab/>in /etc/cups/cupsd.conf</text:p>
      <text:p text:style-name="P5"/>
      <text:p text:style-name="P5">14<text:tab/><text:span text:style-name="T4">env </text:span></text:p>
      <text:p text:style-name="P6"><text:tab/><text:span text:style-name="T4">it is set to x86_64-linux</text:span></text:p>
      <text:p text:style-name="P6"><text:tab/><text:span text:style-name="T4">it is set to KIRK212-33</text:span></text:p>
      <text:p text:style-name="P6"><text:tab/><text:span text:style-name="T4">it is set to /u/ugrads/njohn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4:26:25.889370491</meta:creation-date>
    <dc:date>2015-03-02T15:45:19.986639103</dc:date>
    <meta:editing-duration>PT2M23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2" meta:paragraph-count="48" meta:word-count="134" meta:character-count="1036" meta:non-whitespace-character-count="910"/>
  </office:meta>
</office:document-meta>
</file>